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Sheet1">
        <table:table-row>
          <table:table-cell/>
          <table:table-cell office:value-type="string" office:string-value="V_kV">
            <text:p>V_kV</text:p>
          </table:table-cell>
          <table:table-cell office:value-type="string" office:string-value="lambda_A">
            <text:p>lambda_A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0.24088426493969">
            <text:p>0.2408842649396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2604942936580483">
            <text:p>0.260494293658048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2996753075753113">
            <text:p>0.299675307575311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.3387978991975883">
            <text:p>0.33879789919758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